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84.14mm"/>
    </style:style>
    <style:style style:name="co5" style:family="table-column">
      <style:table-column-properties fo:break-before="auto" style:column-width="24.0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Conj._20_de_20_Instruções">
      <style:table-properties table:display="true" style:writing-mode="lr-tb"/>
    </style:style>
    <style:style style:name="ta2" style:family="table" style:master-page-name="PageStyle_5f_Registradore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j. de Instruçõ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Instrução</text:p>
          </table:table-cell>
          <table:table-cell table:style-name="ce1" office:value-type="string" calcext:value-type="string">
            <text:p>Operandos</text:p>
          </table:table-cell>
          <table:table-cell table:style-name="ce1" office:value-type="string" calcext:value-type="string">
            <text:p>Comprimento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Layout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Transf. dados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01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01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, R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1000010</text:p>
          </table:table-cell>
          <table:table-cell table:style-name="ce2" office:value-type="string" calcext:value-type="string">
            <text:p>opcode(8) + reg1(4) + reg2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5" office:value-type="string" calcext:value-type="string">
            <text:p>8'b1010001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ritméticas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0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MUL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100011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Lógicas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011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0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MP</text:p>
          </table:table-cell>
          <table:table-cell table:style-name="ce2" office:value-type="string" calcext:value-type="string">
            <text:p>R, 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1001001</text:p>
          </table:table-cell>
          <table:table-cell table:style-name="ce2" office:value-type="string" calcext:value-type="string">
            <text:p>opcode(8) + reg1(4) + reg2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101010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Branch control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JR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01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BRFL</text:p>
          </table:table-cell>
          <table:table-cell table:style-name="ce2" office:value-type="string" calcext:value-type="string">
            <text:p>R, I</text:p>
          </table:table-cell>
          <table:table-cell table:style-name="ce2" office:value-type="string" calcext:value-type="string">
            <text:p>2 words</text:p>
          </table:table-cell>
          <table:table-cell table:style-name="ce6" office:value-type="string" calcext:value-type="string">
            <text:p>8'b10101100</text:p>
          </table:table-cell>
          <table:table-cell table:style-name="ce2" office:value-type="string" calcext:value-type="string">
            <text:p>opcode(8) + reg1(4) + lixo(4) + imediato(16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ord</text:p>
          </table:table-cell>
          <table:table-cell table:style-name="ce6" office:value-type="string" calcext:value-type="string">
            <text:p>8'b00101101</text:p>
          </table:table-cell>
          <table:table-cell table:style-name="ce2" office:value-type="string" calcext:value-type="string">
            <text:p>opcode(8) + reg1(4) + lixo(4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0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NOP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5" office:value-type="string" calcext:value-type="string">
            <text:p>8'b00001111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prites e imgs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SPLEVEL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SPCOLOR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SPPOS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SPCOLVAL</text:p>
          </table:table-cell>
          <table:table-cell table:style-name="ce4" office:value-type="string" calcext:value-type="string">
            <text:p>R, R, R, I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SPCOLREAD</text:p>
          </table:table-cell>
          <table:table-cell table:style-name="ce4" office:value-type="string" calcext:value-type="string">
            <text:p>R, 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PUTIMG</text:p>
          </table:table-cell>
          <table:table-cell table:style-name="ce4" office:value-type="string" calcext:value-type="string">
            <text:p>R, R</text:p>
          </table:table-cell>
          <table:table-cell/>
          <table:table-cell table:style-name="ce7" office:value-type="string" calcext:value-type="string">
            <text:p>8'b???1????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VSYNCWAI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word</text:p>
          </table:table-cell>
          <table:table-cell table:style-name="ce7" office:value-type="string" calcext:value-type="string">
            <text:p>8'b0001????</text:p>
          </table:table-cell>
          <table:table-cell table:style-name="ce2" office:value-type="string" calcext:value-type="string">
            <text:p>opcode(8) + lixo(8)</text:p>
          </table:table-cell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Obs.: Primeiro bit indica se há mais uma word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ois seguintes indicam qtde de registradores,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s demais indicam a instrução.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radores" table:style-name="ta2">
        <office:forms form:automatic-focus="false" form:apply-design-mode="false"/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Registr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D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R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4'b0000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R1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4'b0001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0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011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0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01</text:p>
          </table:table-cell>
          <table:table-cell table:number-columns-repeated="102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0</text:p>
          </table:table-cell>
          <table:table-cell table:number-columns-repeated="102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Geral</text:p>
          </table:table-cell>
          <table:table-cell table:style-name="ce2" office:value-type="string" calcext:value-type="string">
            <text:p>4'b0111</text:p>
          </table:table-cell>
          <table:table-cell table:number-columns-repeated="102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2" office:value-type="string" calcext:value-type="string">
            <text:p>FLAG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2" office:value-type="string" calcext:value-type="string">
            <text:p>PC</text:p>
          </table:table-cell>
          <table:table-cell table:number-columns-repeated="1022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 style:font-family-generic="modern" style:font-pitch="fixed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0:49:41.862594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j._20_de_20_Instruções" style:display-name="PageStyle_Conj. de 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radores" style:display-name="PageStyle_Registrado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24T18:52:38.355363136</dc:date>
    <meta:editing-duration>PT17H52M44S</meta:editing-duration>
    <meta:editing-cycles>3</meta:editing-cycles>
    <meta:document-statistic meta:table-count="2" meta:cell-count="187" meta:object-count="0"/>
  </office:meta>
</office:document-meta>
</file>